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4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379c4" officeooo:paragraph-rsid="001379c4" loext:padding="0cm" loext:border="none"/>
    </style:style>
    <style:style style:name="P5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551cb" officeooo:paragraph-rsid="001551cb" loext:padding="0cm" loext:border="none"/>
    </style:style>
    <style:style style:name="P6" style:family="paragraph" style:parent-style-name="Heading_20_2">
      <style:text-properties fo:font-variant="normal" fo:text-transform="none" fo:color="#a9b1d6" loext:opacity="100%" style:font-name="system-ui" fo:letter-spacing="normal" fo:font-style="normal" fo:font-weight="normal" officeooo:rsid="00189b45" officeooo:paragraph-rsid="00189b4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1feb3" officeooo:paragraph-rsid="0011feb3" loext:padding="0cm" loext:border="none"/>
    </style:style>
    <style:style style:name="P10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bd2ed" officeooo:paragraph-rsid="001bd2e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1ef184" officeooo:paragraph-rsid="001ef184"/>
    </style:style>
    <style:style style:name="P13" style:family="paragraph" style:parent-style-name="Text_20_body">
      <style:text-properties fo:font-variant="normal" fo:text-transform="none" fo:color="#cccccc" loext:opacity="100%" style:font-name="system-ui1" fo:font-size="9.75pt" fo:letter-spacing="normal" fo:font-style="normal" fo:font-weight="normal" officeooo:rsid="002044d9" officeooo:paragraph-rsid="002044d9"/>
    </style:style>
    <style:style style:name="P14" style:family="paragraph" style:parent-style-name="Heading_20_2">
      <style:text-properties fo:font-variant="normal" fo:text-transform="none" fo:color="#cccccc" loext:opacity="100%" style:font-name="system-ui1" fo:letter-spacing="normal" fo:font-style="normal" fo:font-weight="normal" officeooo:rsid="002044d9" officeooo:paragraph-rsid="002044d9"/>
    </style:style>
    <style:style style:name="P15" style:family="paragraph" style:parent-style-name="Heading_20_3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7" style:family="paragraph" style:parent-style-name="Standard">
      <style:text-properties officeooo:rsid="001379c4" officeooo:paragraph-rsid="001379c4"/>
    </style:style>
    <style:style style:name="P18" style:family="paragraph" style:parent-style-name="Standard">
      <style:text-properties officeooo:paragraph-rsid="001379c4"/>
    </style:style>
    <style:style style:name="P19" style:family="paragraph" style:parent-style-name="Standard">
      <style:text-properties officeooo:rsid="001551cb" officeooo:paragraph-rsid="001551cb"/>
    </style:style>
    <style:style style:name="P20" style:family="paragraph" style:parent-style-name="Standard">
      <style:text-properties officeooo:rsid="00189b45" officeooo:paragraph-rsid="00189b45"/>
    </style:style>
    <style:style style:name="P21" style:family="paragraph" style:parent-style-name="Standard">
      <style:text-properties officeooo:rsid="001aad82" officeooo:paragraph-rsid="001aad82"/>
    </style:style>
    <style:style style:name="P22" style:family="paragraph" style:parent-style-name="Preformatted_20_Text">
      <loext:graphic-properties draw:fill="solid" draw:fill-color="#1f1f1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1f1f1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23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</style:style>
    <style:style style:name="P24" style:family="paragraph" style:parent-style-name="Standard">
      <style:text-properties officeooo:rsid="001bd2ed" officeooo:paragraph-rsid="001bd2ed"/>
    </style:style>
    <style:style style:name="P25" style:family="paragraph" style:parent-style-name="Standard">
      <style:text-properties officeooo:rsid="001d3088" officeooo:paragraph-rsid="001d3088"/>
    </style:style>
    <style:style style:name="P26" style:family="paragraph" style:parent-style-name="Standard">
      <style:text-properties officeooo:rsid="001ef184" officeooo:paragraph-rsid="001ef184"/>
    </style:style>
    <style:style style:name="P27" style:family="paragraph" style:parent-style-name="Text_20_body">
      <style:text-properties officeooo:rsid="001ef184" officeooo:paragraph-rsid="001ef184"/>
    </style:style>
    <style:style style:name="P28" style:family="paragraph" style:parent-style-name="Standard">
      <style:text-properties officeooo:rsid="002044d9" officeooo:paragraph-rsid="002044d9"/>
    </style:style>
    <style:style style:name="P29" style:family="paragraph" style:parent-style-name="Preformatted_20_Text">
      <style:text-properties officeooo:rsid="002044d9" officeooo:paragraph-rsid="002044d9"/>
    </style:style>
    <style:style style:name="P30" style:family="paragraph" style:parent-style-name="Standard">
      <style:text-properties officeooo:rsid="00215dbe" officeooo:paragraph-rsid="00215dbe"/>
    </style:style>
    <style:style style:name="P31" style:family="paragraph" style:parent-style-name="Standard">
      <style:text-properties officeooo:rsid="00234d9d" officeooo:paragraph-rsid="00234d9d"/>
    </style:style>
    <style:style style:name="P32" style:family="paragraph" style:parent-style-name="Standard">
      <style:text-properties officeooo:rsid="0027d06a" officeooo:paragraph-rsid="0027d06a"/>
    </style:style>
    <style:style style:name="P33" style:family="paragraph" style:parent-style-name="Text_20_body">
      <style:text-properties officeooo:rsid="0027d06a" officeooo:paragraph-rsid="0027d06a"/>
    </style:style>
    <style:style style:name="P34" style:family="paragraph" style:parent-style-name="Standard">
      <style:text-properties officeooo:rsid="0027d06a" officeooo:paragraph-rsid="0027d06a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6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2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3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4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</style:style>
    <style:style style:name="P46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7" style:family="paragraph" style:parent-style-name="Text_20_body" style:list-style-name="L9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/>
    </style:style>
    <style:style style:name="P48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P49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style:font-name="system-ui" fo:font-size="10.5pt" fo:letter-spacing="normal" fo:font-style="normal" fo:font-weight="normal" officeooo:rsid="00189b45" officeooo:paragraph-rsid="00189b45" loext:padding="0cm" loext:border="none"/>
    </style:style>
    <style:style style:name="P50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787c99" loext:opacity="100%" fo:letter-spacing="normal" loext:padding="0cm" loext:border="none"/>
    </style:style>
    <style:style style:name="P51" style:family="paragraph" style:parent-style-name="Text_20_body" style:list-style-name="L6">
      <style:paragraph-properties fo:margin-left="0cm" fo:margin-right="0cm" fo:margin-top="0cm" fo:margin-bottom="0cm" style:contextual-spacing="false" fo:line-height="125%" fo:orphans="2" fo:widows="2" fo:text-indent="0cm" style:auto-text-indent="false" fo:padding="0cm" fo:border="none"/>
      <style:text-properties fo:font-variant="normal" fo:text-transform="none" fo:color="#6183bb" loext:opacity="100%" style:font-name="Menlo" fo:font-size="10.5pt" fo:letter-spacing="normal" fo:font-style="normal" fo:font-weight="normal" loext:padding="0cm" loext:border="none"/>
    </style:style>
    <style:style style:name="P52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3" style:family="paragraph" style:parent-style-name="Text_20_body" style:list-style-name="L14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4" style:family="paragraph" style:parent-style-name="Text_20_body" style:list-style-name="L15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5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6" style:family="paragraph" style:parent-style-name="Text_20_body" style:list-style-name="L16">
      <style:paragraph-properties fo:margin-left="0cm" fo:margin-right="0cm" fo:orphans="2" fo:widows="2" fo:text-indent="0cm" style:auto-text-indent="false" fo:padding="0.049cm" fo:border="0.06pt solid #000000"/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P5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58" style:family="paragraph" style:parent-style-name="Text_20_body" style:list-style-name="L10">
      <style:paragraph-properties fo:margin-left="0cm" fo:margin-right="0cm" fo:orphans="2" fo:widows="2" fo:text-indent="0cm" style:auto-text-indent="false" fo:padding="0.049cm" fo:border="0.06pt solid #000000"/>
    </style:style>
    <style:style style:name="P5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0" style:family="paragraph" style:parent-style-name="Text_20_body" style:list-style-name="L11">
      <style:paragraph-properties fo:margin-left="0cm" fo:margin-right="0cm" fo:orphans="2" fo:widows="2" fo:text-indent="0cm" style:auto-text-indent="false" fo:padding="0.049cm" fo:border="0.06pt solid #000000"/>
    </style:style>
    <style:style style:name="P61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2" style:family="paragraph" style:parent-style-name="Text_20_body" style:list-style-name="L12">
      <style:paragraph-properties fo:margin-left="0cm" fo:margin-right="0cm" fo:orphans="2" fo:widows="2" fo:text-indent="0cm" style:auto-text-indent="false" fo:padding="0.049cm" fo:border="0.06pt solid #000000"/>
    </style:style>
    <style:style style:name="P63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4" style:family="paragraph" style:parent-style-name="Text_20_body" style:list-style-name="L13">
      <style:paragraph-properties fo:margin-left="0cm" fo:margin-right="0cm" fo:orphans="2" fo:widows="2" fo:text-indent="0cm" style:auto-text-indent="false" fo:padding="0.049cm" fo:border="0.06pt solid #000000"/>
    </style:style>
    <style:style style:name="P65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6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7" style:family="paragraph" style:parent-style-name="Text_20_body" style:list-style-name="L17">
      <style:paragraph-properties fo:margin-left="0cm" fo:margin-right="0cm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style:style style:name="T4" style:family="text">
      <style:text-properties fo:font-variant="normal" fo:text-transform="none" fo:color="#787c99" loext:opacity="100%" fo:letter-spacing="normal" loext:padding="0cm" loext:border="none"/>
    </style:style>
    <style:style style:name="T5" style:family="text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loext:opacity="100%" style:font-name="Droid Sans Mono" fo:font-size="9.75pt" fo:letter-spacing="normal" fo:font-style="normal" fo:font-weight="normal" fo:background-color="#1f1f1f" loext:char-shading-value="0" loext:padding="0.049cm" loext:border="0.06pt solid #000000"/>
    </style:style>
    <style:style style:name="T7" style:family="text">
      <style:text-properties fo:font-variant="normal" fo:text-transform="none" fo:color="#cccccc" loext:opacity="100%" fo:letter-spacing="normal" fo:background-color="#1f1f1f" loext:char-shading-value="0" loext:padding="0.049cm" loext:border="0.06pt solid #000000"/>
    </style:style>
    <style:style style:name="T8" style:family="text">
      <style:text-properties fo:font-variant="normal" fo:text-transform="none" fo:color="#cccccc" loext:opacity="100%" style:font-name="system-ui1" fo:font-size="9.75pt" fo:letter-spacing="normal" fo:font-style="normal" fo:font-weight="normal"/>
    </style:style>
    <style:style style:name="T9" style:family="text">
      <style:text-properties fo:font-variant="normal" fo:text-transform="none" fo:color="#cccccc" loext:opacity="100%" style:font-name="system-ui1" fo:font-size="9.7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fo:color="#d0d0d0" loext:opacity="100%" style:font-name="Droid Sans Mono" fo:font-size="9.75pt" fo:letter-spacing="normal" fo:font-style="normal" fo:font-weight="normal" fo:background-color="#3c3c3c" loext:char-shading-value="0" loext:padding-left="0.053cm" loext:padding-right="0.053cm" loext:padding-top="0.049cm" loext:padding-bottom="0.049cm" loext:border="0.06pt solid #000000"/>
    </style:style>
    <style:style style:name="T11" style:family="text">
      <style:text-properties fo:font-variant="normal" fo:text-transform="none" fo:color="#79b8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2" style:family="text">
      <style:text-properties fo:font-variant="normal" fo:text-transform="none" fo:color="#9ecbff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3" style:family="text">
      <style:text-properties fo:font-variant="normal" fo:text-transform="none" fo:color="#e1e4e8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4" style:family="text">
      <style:text-properties fo:font-variant="normal" fo:text-transform="none" fo:color="#b392f0" loext:opacity="100%" style:font-name="Droid Sans Mono" fo:letter-spacing="normal" fo:font-style="normal" fo:font-weight="normal" fo:background-color="#1f1f1f" loext:char-shading-value="0" loext:padding="0.049cm" loext:border="0.06pt solid #000000"/>
    </style:style>
    <style:style style:name="T15" style:family="text">
      <style:text-properties officeooo:rsid="001379c4"/>
    </style:style>
    <style:style style:name="T16" style:family="text">
      <style:text-properties loext:padding="0cm" loext:border="none"/>
    </style:style>
    <style:style style:name="T17" style:family="text">
      <style:text-properties style:font-name="system-ui" fo:font-size="10.5pt" fo:font-style="normal" fo:font-weight="normal"/>
    </style:style>
    <style:style style:name="T18" style:family="text">
      <style:text-properties fo:color="#6183bb" loext:opacity="100%" style:font-name="Menlo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35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35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36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36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7">-----------------------------------------------------------------------------</text:p>
      <text:p text:style-name="P9">02 abril 2026</text:p>
      <text:h text:style-name="P8" text:outline-level="2">Git local</text:h>
      <text:p text:style-name="P16"><text:span text:style-name="T2">Hice commit local con estos cambios (sin incluir los </text:span><text:span text:style-name="Source_20_Text"><text:span text:style-name="T3">.odt/.~lock</text:span></text:span><text:span text:style-name="T2">):</text:span></text:p>
      <text:list text:style-name="L3">
        <text:list-item>
          <text:p text:style-name="P37"><text:span text:style-name="Strong_20_Emphasis"><text:span text:style-name="T1">Commit:</text:span></text:span><text:span text:style-name="T2"> </text:span><text:span text:style-name="Source_20_Text"><text:span text:style-name="T3">3121a3a</text:span></text:span></text:p>
        </text:list-item>
        <text:list-item>
          <text:p text:style-name="P37"><text:span text:style-name="Strong_20_Emphasis"><text:span text:style-name="T1">Mensaje:</text:span></text:span><text:span text:style-name="T2"> </text:span><text:span text:style-name="Source_20_Text"><text:span text:style-name="T3">Mejoras licor: registro extendido, pagos checkout, tasa y CMS admin</text:span></text:span></text:p>
        </text:list-item>
      </text:list>
      <text:p text:style-name="P9">-----------------------------------------------------------------------------------------------------------------</text:p>
      <text:h text:style-name="P8" text:outline-level="2">Commit (guardado) que hice</text:h>
      <text:list text:style-name="L4">
        <text:list-item>
          <text:p text:style-name="P38"><text:span text:style-name="Strong_20_Emphasis"><text:span text:style-name="T1">Hash (full):</text:span></text:span><text:span text:style-name="T2"> </text:span><text:span text:style-name="Source_20_Text"><text:span text:style-name="T3">f7c6b882ecde99fe95d6a85d9ac14b33b9c0ff58</text:span></text:span></text:p>
        </text:list-item>
        <text:list-item>
          <text:p text:style-name="P38"><text:span text:style-name="Strong_20_Emphasis"><text:span text:style-name="T1">Descripción / mensaje:</text:span></text:span><text:span text:style-name="T2"> </text:span><text:span text:style-name="Source_20_Text"><text:span text:style-name="T3">docs: actualizar documentos de licor y locks</text:span></text:span></text:p>
        </text:list-item>
        <text:list-item>
          <text:p text:style-name="P38"><text:span text:style-name="Strong_20_Emphasis"><text:span text:style-name="T1">Fecha:</text:span></text:span><text:span text:style-name="T2"> </text:span><text:span text:style-name="Source_20_Text"><text:span text:style-name="T3">Thu Apr 2 03:29:57 2026 -0400</text:span></text:span></text:p>
        </text:list-item>
        <text:list-item>
          <text:p text:style-name="P38"><text:span text:style-name="Strong_20_Emphasis"><text:span text:style-name="T1">Autor:</text:span></text:span><text:span text:style-name="T2"> </text:span><text:span text:style-name="Source_20_Text"><text:span text:style-name="T3">marcosstic &lt;marcosguerreroc7@gmail.com&gt;</text:span></text:span></text:p>
        </text:list-item>
      </text:list>
      <text:p text:style-name="P9">--------------------------------------------------------------------------------------------</text:p>
      <text:p text:style-name="P17">03-04-2026 <text:s/>00:01</text:p>
      <text:p text:style-name="P17"/>
      <text:p text:style-name="P18"><text:span text:style-name="T15">antes de guardar en git local me dejo esta nota: </text:span><text:span text:style-name="T5">Nota pequeña (QA)</text:span></text:p>
      <text:p text:style-name="P16"><text:span text:style-name="T2">Quedó repetido el item </text:span><text:span text:style-name="Source_20_Text"><text:span text:style-name="T3">admin_buyers_sorting</text:span></text:span><text:span text:style-name="T2"> en el TODO interno (no afecta el código). Si quieres, lo limpio luego.</text:span></text:p>
      <text:p text:style-name="P7">Si quieres el siguiente refinamiento UX (opcional), te propongo:</text:p>
      <text:list text:style-name="L5">
        <text:list-item>
          <text:p text:style-name="P39"><text:span text:style-name="T2">mostrar labels más amigables en el badge (en vez de </text:span><text:span text:style-name="Source_20_Text"><text:span text:style-name="T3">pending/approved/...</text:span></text:span><text:span text:style-name="T2">), y</text:span></text:p>
        </text:list-item>
        <text:list-item>
          <text:p text:style-name="P39"><text:span text:style-name="T2">que el detalle se “recargue” si cambias el filtro </text:span><text:span text:style-name="Source_20_Text"><text:span text:style-name="T3">status</text:span></text:span><text:span text:style-name="T2"> o el orden (ahora se cachea con </text:span><text:span text:style-name="Source_20_Text"><text:span text:style-name="T3">data-loaded=1</text:span></text:span><text:span text:style-name="T2"> por panel).</text:span></text:p>
        </text:list-item>
      </text:list>
      <text:p text:style-name="P17">-------------------------------------------------------------------</text:p>
      <text:p text:style-name="P17"/>
      <text:p text:style-name="P17"><text:soft-page-break/></text:p>
      <text:h text:style-name="P4" text:outline-level="2">Guardado en git local</text:h>
      <text:p text:style-name="P16"><text:span text:style-name="Strong_20_Emphasis"><text:span text:style-name="T1">Commit:</text:span></text:span><text:span text:style-name="T2"> </text:span><text:span text:style-name="Source_20_Text"><text:span text:style-name="T3">26be516</text:span></text:span></text:p>
      <text:list text:style-name="L6">
        <text:list-item>
          <text:p text:style-name="P40"><text:span text:style-name="Strong_20_Emphasis"><text:span text:style-name="T1">5 archivos modificados</text:span></text:span><text:span text:style-name="T2">, 239 insertadas, 90 eliminadas</text:span></text:p>
        </text:list-item>
        <text:list-item>
          <text:p text:style-name="P44"><text:span text:style-name="Strong_20_Emphasis"><text:span text:style-name="T1">Nuevos:</text:span></text:span><text:span text:style-name="T2"> </text:span></text:p>
          <text:p text:style-name="P46"><text:span text:style-name="T18">src/js/supabase/client.js</text:span><text:span text:style-name="T16">, </text:span></text:p>
          <text:p text:style-name="P51">src/js/supabase/auth.js</text:p>
        </text:list-item>
        <text:list-item>
          <text:p text:style-name="P40"><text:span text:style-name="Strong_20_Emphasis"><text:span text:style-name="T1">Mensaje:</text:span></text:span><text:span text:style-name="T2"> Fase 1 Auth completa - Integración con Supabase Auth (buyer + admin)</text:span></text:p>
        </text:list-item>
      </text:list>
      <text:p text:style-name="Horizontal_20_Line"/>
      <text:h text:style-name="P3" text:outline-level="1">Fase 1 completada</text:h>
      <text:list text:style-name="L7">
        <text:list-item>
          <text:p text:style-name="P50">✅ <text:span text:style-name="T17">Supabase Auth integrado</text:span></text:p>
        </text:list-item>
        <text:list-item>
          <text:p text:style-name="P41"><text:span text:style-name="T4">✅ </text:span><text:span text:style-name="T2">Sin </text:span><text:span text:style-name="Source_20_Text"><text:span text:style-name="T3">localStorage</text:span></text:span><text:span text:style-name="T2"> para sesión</text:span></text:p>
        </text:list-item>
        <text:list-item>
          <text:p text:style-name="P50">✅ <text:span text:style-name="T17">Validación de rol admin</text:span></text:p>
        </text:list-item>
        <text:list-item>
          <text:p text:style-name="P50">✅ <text:span text:style-name="T17">Registro con metadata y trigger server-side</text:span></text:p>
        </text:list-item>
        <text:list-item>
          <text:p text:style-name="P50">✅ <text:span text:style-name="T17">Rate limit 429 resuelto (email confirmation desactivado temporalmente)</text:span></text:p>
        </text:list-item>
      </text:list>
      <text:p text:style-name="P19">03-04-2026 20:39pm</text:p>
      <text:p text:style-name="P19"/>
      <text:p text:style-name="P19">--------------------------------------------------------------------------------------------</text:p>
      <text:h text:style-name="P5" text:outline-level="2">Guardado en git local</text:h>
      <text:p text:style-name="P16"><text:span text:style-name="Strong_20_Emphasis"><text:span text:style-name="T1">Commit:</text:span></text:span><text:span text:style-name="T2"> </text:span><text:span text:style-name="Source_20_Text"><text:span text:style-name="T3">ddcf5d2</text:span></text:span></text:p>
      <text:list text:style-name="L8">
        <text:list-item>
          <text:p text:style-name="P42"><text:span text:style-name="Strong_20_Emphasis"><text:span text:style-name="T1">Fase 2 Catálogo</text:span></text:span><text:span text:style-name="T2">: schema extendido + migración aplicada</text:span></text:p>
        </text:list-item>
        <text:list-item>
          <text:p text:style-name="P42"><text:span text:style-name="T2">Agregadas: </text:span><text:span text:style-name="Source_20_Text"><text:span text:style-name="T3">sku</text:span></text:span><text:span text:style-name="T2">, </text:span><text:span text:style-name="Source_20_Text"><text:span text:style-name="T3">slug</text:span></text:span><text:span text:style-name="T2">, </text:span><text:span text:style-name="Source_20_Text"><text:span text:style-name="T3">image_path</text:span></text:span><text:span text:style-name="T2">, </text:span><text:span text:style-name="Source_20_Text"><text:span text:style-name="T3">sort_order</text:span></text:span></text:p>
        </text:list-item>
        <text:list-item>
          <text:p text:style-name="P48">Constraints, índices y validaciones listos</text:p>
        </text:list-item>
        <text:list-item>
          <text:p text:style-name="P48">RLS ya estaba correcto</text:p>
        </text:list-item>
        <text:list-item>
          <text:p text:style-name="P49">04-04-2026</text:p>
        </text:list-item>
      </text:list>
      <text:p text:style-name="P20">0:41am</text:p>
      <text:p text:style-name="P20">------------------------------------------------------------------------------------------</text:p>
      <text:p text:style-name="P20"/>
      <text:h text:style-name="P6" text:outline-level="2">Guardado en git local</text:h>
      <text:p text:style-name="P16"><text:span text:style-name="Strong_20_Emphasis"><text:span text:style-name="T1">Commit:</text:span></text:span><text:span text:style-name="T2"> </text:span><text:span text:style-name="Source_20_Text"><text:span text:style-name="T3">3100572</text:span></text:span></text:p>
      <text:list text:style-name="L9">
        <text:list-item>
          <text:p text:style-name="P43"><text:span text:style-name="Strong_20_Emphasis"><text:span text:style-name="T1">6 archivos modificados</text:span></text:span><text:span text:style-name="T2">, 204 insertadas, 29 eliminadas</text:span></text:p>
        </text:list-item>
        <text:list-item>
          <text:p text:style-name="P45"><text:span text:style-name="Strong_20_Emphasis"><text:span text:style-name="T1">Nuevo:</text:span></text:span><text:span text:style-name="T2"> </text:span></text:p>
          <text:p text:style-name="P47"><text:soft-page-break/><text:span text:style-name="T18">src/js/supabase/products.js</text:span><text:span text:style-name="T16"> (service layer)</text:span></text:p>
        </text:list-item>
        <text:list-item>
          <text:p text:style-name="P43"><text:span text:style-name="Strong_20_Emphasis"><text:span text:style-name="T1">Resumen:</text:span></text:span><text:span text:style-name="T2"> Fase 2 Catálogo completa (Admin + Buyer conectados a Supabase)</text:span></text:p>
        </text:list-item>
      </text:list>
      <text:p text:style-name="P21">04-04-2026 6:49am</text:p>
      <text:p text:style-name="P21">----------------------------------------------------------------------------------------</text:p>
      <text:p text:style-name="P25">a partir de aquí:</text:p>
      <text:p text:style-name="P24">con visual studio code+cline+ modelo gratis qwen 3.6 preview de open router</text:p>
      <text:p text:style-name="P24">04-04-2026 <text:s/>11:54am</text:p>
      <text:p text:style-name="P24"/>
      <text:p text:style-name="P10">Commit realizado exitosamente. Los cambios de la Fase 2 están guardados en git local:</text:p>
      <text:p text:style-name="P22"><text:span text:style-name="Source_20_Text"><text:span text:style-name="T6">[main 0a2f436] Fase 2 completada: Catálogo + Tasa desde Supabase</text:span></text:span></text:p>
      <text:p text:style-name="P22"><text:span text:style-name="Source_20_Text"><text:span text:style-name="T7"><text:s/></text:span></text:span><text:span text:style-name="Source_20_Text"><text:span text:style-name="T6">15 files changed, 1789 insertions(+), 101 deletions(-)</text:span></text:span></text:p>
      <text:p text:style-name="P24"/>
      <text:p text:style-name="P24">------------------------------------------------------------------------------</text:p>
      <text:p text:style-name="P24">cd /home/marcos/Documentos/lamubi-principal &amp;&amp; git commit -m "Fase 3 completada: Migrar admin de localStorage a Supabase</text:p>
      <text:p text:style-name="P24"/>
      <text:p text:style-name="P24">- Migrar initDashboard() para cargar KPIs y órdenes desde Supabase</text:p>
      <text:p text:style-name="P24">- Migrar initCompradores() para agrupar compradores desde órdenes de Supabase</text:p>
      <text:p text:style-name="P24">- Migrar initVerificaciones() para cargar órdenes pendientes desde Supabase</text:p>
      <text:p text:style-name="P24">- Eliminar dependencia de getOrders() de store.js en admin-licor/app.js</text:p>
      <text:p text:style-name="P24">- Actualizar updateOrderStatus() para pasar reason como objeto"</text:p>
      <text:p text:style-name="P24"/>
      <text:p text:style-name="P10">Commit realizado exitosamente:</text:p>
      <text:p text:style-name="P22"><text:span text:style-name="Source_20_Text"><text:span text:style-name="T6">[main 54c92ae] Fase 3 completada: Migrar admin de localStorage a Supabase</text:span></text:span></text:p>
      <text:p text:style-name="P22"><text:span text:style-name="Source_20_Text"><text:span text:style-name="T7"><text:s/></text:span></text:span><text:span text:style-name="Source_20_Text"><text:span text:style-name="T6">2 files changed, 89 insertions(+), 199 deletions(-)</text:span></text:span></text:p>
      <text:p text:style-name="P24"/>
      <text:p text:style-name="P26">12:19pm</text:p>
      <text:p text:style-name="P26">--------------------------------------------------------------------------</text:p>
      <text:p text:style-name="P26"/>
      <text:p text:style-name="P12">Commit realizado exitosamente:</text:p>
      <text:p text:style-name="P22"><text:span text:style-name="Source_20_Text"><text:span text:style-name="T6">[main 0884c95] Fase 4 completada: Pagos y Verificación con Supabase</text:span></text:span></text:p>
      <text:p text:style-name="P22"><text:span text:style-name="Source_20_Text"><text:span text:style-name="T7"><text:s/></text:span></text:span><text:span text:style-name="Source_20_Text"><text:span text:style-name="T6">7 files changed, 224 insertions(+), 60 deletions(-)</text:span></text:span></text:p>
      <text:p text:style-name="P11">Resumen de lo implementado en la Fase 4:</text:p>
      <text:list text:style-name="L10">
        <text:list-item>
          <text:p text:style-name="P57"><text:span text:style-name="Strong_20_Emphasis"><text:span text:style-name="Source_20_Text"><text:span text:style-name="T10">src/js/supabase/payments.js</text:span></text:span></text:span><text:span text:style-name="T8"> - Servicios modulares para pagos y comprobantes</text:span></text:p>
        </text:list-item>
        <text:list-item>
          <text:p text:style-name="P57"><text:span text:style-name="Strong_20_Emphasis"><text:span text:style-name="T9">Buyer</text:span></text:span><text:span text:style-name="T8">: Sube comprobante → crea orden + pago en Supabase</text:span></text:p>
        </text:list-item>
        <text:list-item>
          <text:p text:style-name="P57"><text:span text:style-name="Strong_20_Emphasis"><text:span text:style-name="T9">Admin</text:span></text:span><text:span text:style-name="T8">: Ve pagos pendientes con comprobante → aprueba/rechaza</text:span></text:p>
        </text:list-item>
        <text:list-item>
          <text:p text:style-name="P58"><text:span text:style-name="Strong_20_Emphasis"><text:span text:style-name="T9">Corrección</text:span></text:span><text:span text:style-name="T8">: </text:span><text:span text:style-name="Source_20_Text"><text:span text:style-name="T10">updateOrderStatus()</text:span></text:span><text:span text:style-name="T8"> ya no usa </text:span><text:span text:style-name="Source_20_Text"><text:span text:style-name="T10">rejected_reason</text:span></text:span><text:span text:style-name="T8"> inexistente</text:span></text:p>
        </text:list-item>
      </text:list>
      <text:p text:style-name="P11">¿Quieres continuar con la Fase 5 (Mesas)?</text:p>
      <text:p text:style-name="P26"/>
      <text:p text:style-name="P28">15:04pm</text:p>
      <text:p text:style-name="P28">------------------------------------------------------------------------</text:p>
      <text:p text:style-name="P28"/>
      <text:p text:style-name="P28"/>
      <text:p text:style-name="P28"/>
      <text:p text:style-name="P28"><text:soft-page-break/>cd /home/marcos/Documentos/lamubi-principal &amp;&amp; git commit -m "Fase 5 completada: Mesas con Supabase</text:p>
      <text:p text:style-name="P28"/>
      <text:p text:style-name="P28">- Crear src/js/supabase/mesas.js (servicio modular para mapas de mesas)</text:p>
      <text:p text:style-name="P28">- Migrar admin-licor/mesas.html para publicar mapas en Supabase Storage</text:p>
      <text:p text:style-name="P28">- Migrar licor/mesas.html para mostrar mapa activo desde Supabase</text:p>
      <text:p text:style-name="P28">- Actualizar textos de mesas.html (eliminado mock)</text:p>
      <text:p text:style-name="P28">- Configurar bucket mesas-images como público"</text:p>
      <text:p text:style-name="P13">Commit realizado exitosamente:</text:p>
      <text:p text:style-name="P22"><text:span text:style-name="Source_20_Text"><text:span text:style-name="T6">[main 82a0cd8] Fase 5 completada: Mesas con Supabase</text:span></text:span></text:p>
      <text:p text:style-name="P22"><text:span text:style-name="Source_20_Text"><text:span text:style-name="T7"><text:s/></text:span></text:span><text:span text:style-name="Source_20_Text"><text:span text:style-name="T6">6 files changed, 200 insertions(+), 27 deletions(-)</text:span></text:span></text:p>
      <text:p text:style-name="P28"/>
      <text:p text:style-name="P30">16:04pm</text:p>
      <text:p text:style-name="P28">-----------------------------------------------------------------------------</text:p>
      <text:p text:style-name="P28"/>
      <text:p text:style-name="P29"><text:span text:style-name="Source_20_Text"><text:span text:style-name="T11">cd</text:span></text:span><text:span text:style-name="Source_20_Text"><text:span text:style-name="T12"> /home/marcos/Documentos/lamubi-principal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add</text:span></text:span><text:span text:style-name="Source_20_Text"><text:span text:style-name="T11"> -A</text:span></text:span><text:span text:style-name="Source_20_Text"><text:span text:style-name="T13"> &amp;&amp; </text:span></text:span><text:span text:style-name="Source_20_Text"><text:span text:style-name="T14">git</text:span></text:span><text:span text:style-name="Source_20_Text"><text:span text:style-name="T12"> commit</text:span></text:span><text:span text:style-name="Source_20_Text"><text:span text:style-name="T11"> -m</text:span></text:span><text:span text:style-name="Source_20_Text"><text:span text:style-name="T12"> "Fase 6: Corregir datos del comprador en ticket</text:span></text:span></text:p>
      <text:p text:style-name="P22"/>
      <text:p text:style-name="P22"><text:span text:style-name="Source_20_Text"><text:span text:style-name="T12">- Usar email como fallback para nombre cuando no hay perfil</text:span></text:span></text:p>
      <text:p text:style-name="P22"><text:span text:style-name="Source_20_Text"><text:span text:style-name="T12">- Agregar logs de debug para identificar problemas de datos</text:span></text:span></text:p>
      <text:p text:style-name="P22"><text:span text:style-name="Source_20_Text"><text:span text:style-name="T12">- El problema era que la cuenta admin no tenía datos en profiles"</text:span></text:span></text:p>
      <text:p text:style-name="P28"/>
      <text:h text:style-name="P14" text:outline-level="2">Fase 6 (QR/Scanner) Completada ✅</text:h>
      <text:h text:style-name="P15" text:outline-level="3">Resumen de lo implementado</text:h>
      <text:p text:style-name="P23"><text:span text:style-name="Strong_20_Emphasis"><text:span text:style-name="T9">Archivos creados:</text:span></text:span></text:p>
      <text:list text:style-name="L11">
        <text:list-item>
          <text:p text:style-name="P59"><text:span text:style-name="Source_20_Text"><text:span text:style-name="T10">src/js/supabase/qr.js</text:span></text:span><text:span text:style-name="T8"> - Servicios QR (crear token, canjear, historial)</text:span></text:p>
        </text:list-item>
        <text:list-item>
          <text:p text:style-name="P59"><text:span text:style-name="Source_20_Text"><text:span text:style-name="T10">src/js/use-cases/qr.js</text:span></text:span><text:span text:style-name="T8"> - Use-cases QR (generar QR para orden, canjear)</text:span></text:p>
        </text:list-item>
        <text:list-item>
          <text:p text:style-name="P59"><text:span text:style-name="Source_20_Text"><text:span text:style-name="T10">licor/mi-qr.html</text:span></text:span><text:span text:style-name="T8"> - Página del buyer para ver su QR</text:span></text:p>
        </text:list-item>
        <text:list-item>
          <text:p text:style-name="P59"><text:span text:style-name="Source_20_Text"><text:span text:style-name="T10">admin-licor/scanner.html</text:span></text:span><text:span text:style-name="T8"> - Página del admin para escanear QRs</text:span></text:p>
        </text:list-item>
        <text:list-item>
          <text:p text:style-name="P59"><text:span text:style-name="Source_20_Text"><text:span text:style-name="T10">src/styles/qr.css</text:span></text:span><text:span text:style-name="T8"> - Estilos del QR ticket</text:span></text:p>
        </text:list-item>
        <text:list-item>
          <text:p text:style-name="P60"><text:span text:style-name="Source_20_Text"><text:span text:style-name="T10">plans/PLAN-FASE-6-QR-SCANNER.md</text:span></text:span><text:span text:style-name="T8"> - Plan detallado de la fase</text:span></text:p>
        </text:list-item>
      </text:list>
      <text:p text:style-name="P23"><text:span text:style-name="Strong_20_Emphasis"><text:span text:style-name="T9">Archivos modificados:</text:span></text:span></text:p>
      <text:list text:style-name="L12">
        <text:list-item>
          <text:p text:style-name="P61"><text:span text:style-name="Source_20_Text"><text:span text:style-name="T10">src/js/licor/app.js</text:span></text:span><text:span text:style-name="T8"> - Agregado </text:span><text:span text:style-name="Source_20_Text"><text:span text:style-name="T10">initMiQR()</text:span></text:span><text:span text:style-name="T8"> y </text:span><text:span text:style-name="Source_20_Text"><text:span text:style-name="T10">initConfirmacion()</text:span></text:span><text:span text:style-name="T8"> rediseñado</text:span></text:p>
        </text:list-item>
        <text:list-item>
          <text:p text:style-name="P61"><text:span text:style-name="Source_20_Text"><text:span text:style-name="T10">src/js/admin-licor/app.js</text:span></text:span><text:span text:style-name="T8"> - Agregado </text:span><text:span text:style-name="Source_20_Text"><text:span text:style-name="T10">initScanner()</text:span></text:span><text:span text:style-name="T8"> con html5-qrcode</text:span></text:p>
        </text:list-item>
        <text:list-item>
          <text:p text:style-name="P62"><text:span text:style-name="Source_20_Text"><text:span text:style-name="T10">licor/confirmacion.html</text:span></text:span><text:span text:style-name="T8"> - Rediseñado con dos columnas (ticket + productos)</text:span></text:p>
        </text:list-item>
      </text:list>
      <text:p text:style-name="P23"><text:span text:style-name="Strong_20_Emphasis"><text:span text:style-name="T9">Librerías usadas:</text:span></text:span></text:p>
      <text:list text:style-name="L13">
        <text:list-item>
          <text:p text:style-name="P63"><text:span text:style-name="Source_20_Text"><text:span text:style-name="T10">qrcodejs</text:span></text:span><text:span text:style-name="T8"> - Para generar QRs en la página</text:span></text:p>
        </text:list-item>
        <text:list-item>
          <text:p text:style-name="P63"><text:span text:style-name="Source_20_Text"><text:span text:style-name="T10">html2canvas</text:span></text:span><text:span text:style-name="T8"> - Para descargar el ticket como imagen</text:span></text:p>
        </text:list-item>
        <text:list-item>
          <text:p text:style-name="P64"><text:span text:style-name="Source_20_Text"><text:span text:style-name="T10">html5-qrcode</text:span></text:span><text:span text:style-name="T8"> - Para escanear QRs con cámara (admin)</text:span></text:p>
        </text:list-item>
      </text:list>
      <text:p text:style-name="P23"><text:soft-page-break/><text:span text:style-name="Strong_20_Emphasis"><text:span text:style-name="T9">Características del ticket:</text:span></text:span></text:p>
      <text:list text:style-name="L14">
        <text:list-item>
          <text:p text:style-name="P52">Dos columnas: ticket (izquierda) + productos (derecha)</text:p>
        </text:list-item>
        <text:list-item>
          <text:p text:style-name="P52">Datos del comprador: nombre, teléfono, edad, sexo, email, orden</text:p>
        </text:list-item>
        <text:list-item>
          <text:p text:style-name="P52">Detalles del ticket: estado, total USD, total Bs, fecha de compra</text:p>
        </text:list-item>
        <text:list-item>
          <text:p text:style-name="P52">QR code con "LICOR" en mayúsculas</text:p>
        </text:list-item>
        <text:list-item>
          <text:p text:style-name="P53">Botón de descarga que genera imagen PNG con todo el contenido</text:p>
        </text:list-item>
      </text:list>
      <text:p text:style-name="P23"><text:span text:style-name="Strong_20_Emphasis"><text:span text:style-name="T9">Notas importantes:</text:span></text:span></text:p>
      <text:list text:style-name="L15">
        <text:list-item>
          <text:p text:style-name="P65"><text:span text:style-name="T8">Los datos del comprador deben estar registrados en la tabla </text:span><text:span text:style-name="Source_20_Text"><text:span text:style-name="T10">profiles</text:span></text:span><text:span text:style-name="T8"> de Supabase</text:span></text:p>
        </text:list-item>
        <text:list-item>
          <text:p text:style-name="P65"><text:span text:style-name="T8">Si un usuario no tiene datos en </text:span><text:span text:style-name="Source_20_Text"><text:span text:style-name="T10">profiles</text:span></text:span><text:span text:style-name="T8">, se usa el email como fallback para el nombre</text:span></text:p>
        </text:list-item>
        <text:list-item>
          <text:p text:style-name="P54">El ticket descargable usa canvas manual para asegurar que el QR se capture correctamente</text:p>
        </text:list-item>
      </text:list>
      <text:p text:style-name="P28"/>
      <text:p text:style-name="P31">eso es lo que dice alli pero me falta probar el scanner</text:p>
      <text:p text:style-name="P28"/>
      <text:p text:style-name="P31">1:13am</text:p>
      <text:p text:style-name="P26">--------------------------------------------------------------------------------------------------------</text:p>
      <text:p text:style-name="P26">cd /home/marcos/Documentos/lamubi-principal &amp;&amp; git add -A &amp;&amp; git commit -m "Fase 6: Actualizar Mi QR con diseño de dos columnas</text:p>
      <text:p text:style-name="P26"/>
      <text:p text:style-name="P26">- Rediseñar mi-qr.html con dos columnas (ticket + productos)</text:p>
      <text:p text:style-name="P26">- Usar mismo diseño que confirmacion.html</text:p>
      <text:p text:style-name="P26">- Cambiar librería QR a qrcodejs para compatibilidad"</text:p>
      <text:p text:style-name="P26"/>
      <text:p text:style-name="P26">--------------------------------------------------------------------------------</text:p>
      <text:p text:style-name="P26">cd /home/marcos/Documentos/lamubi-principal &amp;&amp; git add -A &amp;&amp; git commit -m "Fase 6: Mejorar Mi QR con datos completos de pago</text:p>
      <text:p text:style-name="P26"/>
      <text:p text:style-name="P26">- Agregar total Bs, método de pago y fecha de compra</text:p>
      <text:p text:style-name="P26">- Actualizar getBuyerOrderWithItems para incluir payments</text:p>
      <text:p text:style-name="P26">- Actualizar generateQRForOrder para incluir created_at y payments</text:p>
      <text:p text:style-name="P26">- Actualizar canvas de descarga con todos los detalles"</text:p>
      <text:p text:style-name="P26"/>
      <text:p text:style-name="P27"><text:span text:style-name="T8">El último hash de git local es: </text:span><text:span text:style-name="Source_20_Text"><text:span text:style-name="T10">6fe81ef</text:span></text:span></text:p>
      <text:p text:style-name="P11">Mensaje del commit: "Fase 6: Mejorar Mi QR con datos completos de pago"</text:p>
      <text:p text:style-name="P11">Este commit incluye:</text:p>
      <text:list text:style-name="L16">
        <text:list-item>
          <text:p text:style-name="P55">Agregar total Bs, método de pago y fecha de compra a Mi QR</text:p>
        </text:list-item>
        <text:list-item>
          <text:p text:style-name="P55">Actualizar getBuyerOrderWithItems para incluir payments</text:p>
        </text:list-item>
        <text:list-item>
          <text:p text:style-name="P55">Actualizar generateQRForOrder para incluir created_at y payments</text:p>
        </text:list-item>
        <text:list-item>
          <text:p text:style-name="P56">Actualizar canvas de descarga con todos los detalles</text:p>
        </text:list-item>
      </text:list>
      <text:p text:style-name="P26"/>
      <text:p text:style-name="P32">como a las 6:30am</text:p>
      <text:p text:style-name="P32">--------------------------------------------------------------------------------</text:p>
      <text:p text:style-name="P32"/>
      <text:p text:style-name="P32"/>
      <text:p text:style-name="P32"/>
      <text:p text:style-name="P32"/>
      <text:p text:style-name="P32"><text:soft-page-break/>cd /home/marcos/Documentos/lamubi-principal &amp;&amp; git add -A &amp;&amp; git commit -m "Fase 6: Ocultar botón descargar ticket cuando está pendiente</text:p>
      <text:p text:style-name="P32"/>
      <text:p text:style-name="P32">- El botón de descargar ticket solo aparece cuando el ticket está aprobado</text:p>
      <text:p text:style-name="P32">- Aplica tanto a confirmacion.html como a mi-qr.html"</text:p>
      <text:p text:style-name="P32"/>
      <text:p text:style-name="P33"><text:span text:style-name="T8">Todo ya está guardado en git local. El último commit es </text:span><text:span text:style-name="Source_20_Text"><text:span text:style-name="T10">fecda57</text:span></text:span><text:span text:style-name="T8"> con el mensaje "Fase 6: Ocultar botón descargar ticket cuando está pendiente".</text:span></text:p>
      <text:p text:style-name="P11">El estado actual es:</text:p>
      <text:list text:style-name="L17">
        <text:list-item>
          <text:p text:style-name="P66"><text:span text:style-name="Strong_20_Emphasis"><text:span text:style-name="T9">Branch</text:span></text:span><text:span text:style-name="T8">: main</text:span></text:p>
        </text:list-item>
        <text:list-item>
          <text:p text:style-name="P66"><text:span text:style-name="Strong_20_Emphasis"><text:span text:style-name="T9">Commits ahead of origin</text:span></text:span><text:span text:style-name="T8">: 20 commits</text:span></text:p>
        </text:list-item>
        <text:list-item>
          <text:p text:style-name="P67"><text:span text:style-name="Strong_20_Emphasis"><text:span text:style-name="T9">Working tree</text:span></text:span><text:span text:style-name="T8">: clean (nada pendiente por commitear)</text:span></text:p>
        </text:list-item>
      </text:list>
      <text:p text:style-name="P32"/>
      <text:p text:style-name="Standard">Todo está guardado en git local. El último commit es `fecda57` - "Fase 6: Ocultar botón descargar ticket cuando está pendiente".</text:p>
      <text:p text:style-name="Standard"/>
      <text:p text:style-name="Standard">Resumen de la Fase 6 completada:</text:p>
      <text:p text:style-name="Standard">- ✅ Mi QR con diseño de dos columnas (ticket + productos)</text:p>
      <text:p text:style-name="Standard">- ✅ Datos del comprador: nombre, teléfono, edad, sexo, email</text:p>
      <text:p text:style-name="Standard">- ✅ Detalles del ticket: estado, total USD, total Bs, método de pago, fecha de compra</text:p>
      <text:p text:style-name="Standard">- ✅ Botón de descargar ticket solo visible cuando está aprobado</text:p>
      <text:p text:style-name="Standard">- ✅ QR generado con qrcodejs</text:p>
      <text:p text:style-name="Standard">- ✅ Descarga de ticket como imagen PNG con canvas manual</text:p>
      <text:p text:style-name="Standard">- ✅ Scanner del admin creado (admin-licor/scanner.html)</text:p>
      <text:p text:style-name="Standard">- ✅ Tablas qr_codes y qr_redemptions creadas con RLS</text:p>
      <text:p text:style-name="P32"/>
      <text:p text:style-name="P32">----------------------------------------------------------------------------</text:p>
      <text:p text:style-name="P32">cd /home/marcos/Documentos/lamubi-principal &amp;&amp; git add -A &amp;&amp; git commit -m "Fase 6: Corregir scanner - usar getOrderForScanner sin restriccion buyer_id</text:p>
      <text:p text:style-name="P32"/>
      <text:p text:style-name="P32">- Agregar getOrderForScanner para validacion sin buyer_id</text:p>
      <text:p text:style-name="P32">- Actualizar redeemQR para usar getOrderForScanner</text:p>
      <text:p text:style-name="P32">- El scanner ahora puede validar ordenes de cualquier comprador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system-ui1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4-05T11:52:17.851864220</dc:date>
    <meta:editing-duration>PT9H26M7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6" meta:paragraph-count="175" meta:word-count="1301" meta:character-count="9629" meta:non-whitespace-character-count="8556"/>
  </office:meta>
</office:document-meta>
</file>